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Dr Hort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8">
            <text:p>7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98.931589791402">
            <text:p>$198,93</text:p>
          </table:table-cell>
          <table:table-cell table:style-name="ce5" table:formula="of:=[.F2]-[.B3]/[.B4]" office:value-type="currency" office:currency="USD" office:value="192.751814510503">
            <text:p>$192,75</text:p>
          </table:table-cell>
          <table:table-cell table:style-name="ce15" table:formula="of:=[.G2]/1.1" office:value-type="currency" office:currency="EUR" office:value="175.228922282276">
            <text:p>175,2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2">
            <text:p>2,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54.47549937616">
            <text:p>$154,48</text:p>
          </table:table-cell>
          <table:table-cell table:style-name="ce7" table:formula="of:=[.F3]-[.B3]/[.B4]" office:value-type="currency" office:currency="USD" office:value="148.295724095261">
            <text:p>$148,30</text:p>
          </table:table-cell>
          <table:table-cell table:style-name="ce16" table:formula="of:=[.G3]/1.1" office:value-type="currency" office:currency="EUR" office:value="134.814294632056">
            <text:p>134,8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2.245203530573">
            <text:p>132,2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56">
            <text:p>0,35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5.889407902763">
            <text:p>$95,89</text:p>
          </table:table-cell>
          <table:table-cell table:style-name="ce14" table:formula="of:=[.F4]-[.B3]/[.B4]" office:value-type="currency" office:currency="USD" office:value="89.7096326218641">
            <text:p>$89,71</text:p>
          </table:table-cell>
          <table:table-cell table:style-name="ce17" table:formula="of:=[.G4]/1.1" office:value-type="currency" office:currency="EUR" office:value="81.5542114744219">
            <text:p>81,5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2.45">
            <text:p>$12,4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>
            <text:p>69 % Margin of Safety</text:p>
          </table:table-cell>
          <table: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6.225">
            <text:p>$6,23</text:p>
          </table:table-cell>
          <table:table-cell table:style-name="ce5"/>
          <table:table-cell table:style-name="ce5" table:formula="of:=[.B8]/(1+[.D2])^(1/4)" office:value-type="currency" office:currency="USD" office:value="6.12059173289847">
            <text:p>$6,12</text:p>
          </table:table-cell>
          <table:table-cell table:style-name="ce7" table:formula="of:=[.B5]/2" office:value-type="currency" office:currency="USD" office:value="6.225">
            <text:p>$6,23</text:p>
          </table:table-cell>
          <table:table-cell table:style-name="ce7"/>
          <table:table-cell table:style-name="ce7" table:formula="of:=[.E8]/(1+[.D3])^(1/4)" office:value-type="currency" office:currency="USD" office:value="6.09932705110516">
            <text:p>$6,10</text:p>
          </table:table-cell>
          <table:table-cell table:style-name="ce8" table:formula="of:=[.B5]/2" office:value-type="currency" office:currency="USD" office:value="6.225">
            <text:p>$6,23</text:p>
          </table:table-cell>
          <table:table-cell table:style-name="ce8"/>
          <table:table-cell table:style-name="ce8" table:formula="of:=[.H8]/(1+[.D4])^(1/4)" office:value-type="currency" office:currency="USD" office:value="6.07842670823503">
            <text:p>$6,0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5.5625">
            <text:p>$15,56</text:p>
          </table:table-cell>
          <table:table-cell office:value-type="percentage" office:value="0.25">
            <text:p>25,00%</text:p>
          </table:table-cell>
          <table:table-cell table:formula="of:=[.B9]/(1+[.$D$2])^[.A9]" office:value-type="currency" office:currency="USD" office:value="14.5443925233645">
            <text:p>$14,54</text:p>
          </table:table-cell>
          <table:table-cell table:formula="of:=[.B5]*(1+[.F9])" office:value-type="currency" office:currency="USD" office:value="15.5625">
            <text:p>$15,56</text:p>
          </table:table-cell>
          <table:table-cell office:value-type="percentage" office:value="0.25">
            <text:p>25,00%</text:p>
          </table:table-cell>
          <table:table-cell table:formula="of:=[.E9]/(1+[.$D$3])^[.A9]" office:value-type="currency" office:currency="USD" office:value="14.3433179723502">
            <text:p>$14,34</text:p>
          </table:table-cell>
          <table:table-cell table:formula="of:=[.B5]*(1+[.I9])" office:value-type="currency" office:currency="USD" office:value="13.695">
            <text:p>$13,70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12.45">
            <text:p>$12,4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6.340625">
            <text:p>$16,34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14.2725347191894">
            <text:p>$14,27</text:p>
          </table:table-cell>
          <table:table-cell table:formula="of:=[.E9]*(1+[.F10])" office:value-type="currency" office:currency="USD" office:value="16.185">
            <text:p>$16,19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USD" office:value="13.748433816815">
            <text:p>$13,75</text:p>
          </table:table-cell>
          <table:table-cell table:formula="of:=[.H9]*(1+[.I10])" office:value-type="currency" office:currency="USD" office:value="10.956">
            <text:p>$10,96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9.05454545454546">
            <text:p>$9,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5.52359375">
            <text:p>$15,52</text:p>
          </table:table-cell>
          <table:table-cell office:value-type="percentage" office:value="-0.05">
            <text:p>-5,00%</text:p>
          </table:table-cell>
          <table:table-cell table:formula="of:=[.B11]/(1+[.$D$2])^[.A11]" office:value-type="currency" office:currency="USD" office:value="12.6718766198411">
            <text:p>$12,67</text:p>
          </table:table-cell>
          <table:table-cell table:formula="of:=[.E10]*(1+[.F11])" office:value-type="currency" office:currency="USD" office:value="15.05205">
            <text:p>$15,05</text:p>
          </table:table-cell>
          <table:table-cell office:value-type="percentage" office:value="-0.07">
            <text:p>-7,00%</text:p>
          </table:table-cell>
          <table:table-cell table:formula="of:=[.E11]/(1+[.$D$3])^[.A11]" office:value-type="currency" office:currency="USD" office:value="11.7843718429843">
            <text:p>$11,78</text:p>
          </table:table-cell>
          <table:table-cell table:formula="of:=[.H10]*(1+[.I11])" office:value-type="currency" office:currency="USD" office:value="7.6692">
            <text:p>$7,67</text:p>
          </table:table-cell>
          <table:table-cell office:value-type="percentage" office:value="-0.3">
            <text:p>-30,00%</text:p>
          </table:table-cell>
          <table:table-cell table:formula="of:=[.H11]/(1+[.$D$4])^[.A11]" office:value-type="currency" office:currency="USD" office:value="5.76198347107438">
            <text:p>$5,7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3.971234375">
            <text:p>$13,97</text:p>
          </table:table-cell>
          <table:table-cell office:value-type="percentage" office:value="-0.1">
            <text:p>-10,00%</text:p>
          </table:table-cell>
          <table:table-cell table:formula="of:=[.B12]/(1+[.$D$2])^[.A12]" office:value-type="currency" office:currency="USD" office:value="10.6585878110813">
            <text:p>$10,66</text:p>
          </table:table-cell>
          <table:table-cell table:formula="of:=[.E11]*(1+[.F12])" office:value-type="currency" office:currency="USD" office:value="12.04164">
            <text:p>$12,04</text:p>
          </table:table-cell>
          <table:table-cell office:value-type="percentage" office:value="-0.2">
            <text:p>-20,00%</text:p>
          </table:table-cell>
          <table:table-cell table:formula="of:=[.E12]/(1+[.$D$3])^[.A12]" office:value-type="currency" office:currency="USD" office:value="8.68893776441236">
            <text:p>$8,69</text:p>
          </table:table-cell>
          <table:table-cell table:formula="of:=[.H11]*(1+[.I12])" office:value-type="currency" office:currency="USD" office:value="7.822584">
            <text:p>$7,82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5.34293012772351">
            <text:p>$5,3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4.53008375">
            <text:p>$14,53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0.3597489004902">
            <text:p>$10,36</text:p>
          </table:table-cell>
          <table:table-cell table:formula="of:=[.E12]*(1+[.F13])" office:value-type="currency" office:currency="USD" office:value="12.2824728">
            <text:p>$12,28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8.16840232230471">
            <text:p>$8,17</text:p>
          </table:table-cell>
          <table:table-cell table:formula="of:=[.H12]*(1+[.I13])" office:value-type="currency" office:currency="USD" office:value="7.97903568">
            <text:p>$7,98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4.9543533911618">
            <text:p>$4,9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5.1112871">
            <text:p>$15,11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0.0692886509438">
            <text:p>$10,07</text:p>
          </table:table-cell>
          <table:table-cell table:formula="of:=[.E13]*(1+[.F14])" office:value-type="currency" office:currency="USD" office:value="12.528122256">
            <text:p>$12,53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7.67905103110673">
            <text:p>$7,68</text:p>
          </table:table-cell>
          <table:table-cell table:formula="of:=[.H13]*(1+[.I14])" office:value-type="currency" office:currency="USD" office:value="8.1386163936">
            <text:p>$8,14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4.59403678089549">
            <text:p>$4,5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5.564625713">
            <text:p>$15,56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9.69286664530102">
            <text:p>$9,69</text:p>
          </table:table-cell>
          <table:table-cell table:formula="of:=[.E14]*(1+[.F15])" office:value-type="currency" office:currency="USD" office:value="12.77868470112">
            <text:p>$12,78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7.21901571587914">
            <text:p>$7,22</text:p>
          </table:table-cell>
          <table:table-cell table:formula="of:=[.H14]*(1+[.I15])" office:value-type="currency" office:currency="USD" office:value="8.301388721472">
            <text:p>$8,30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4.25992501501218">
            <text:p>$4,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6.03156448439">
            <text:p>$16,03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9.33051649033649">
            <text:p>$9,33</text:p>
          </table:table-cell>
          <table:table-cell table:formula="of:=[.E15]*(1+[.F16])" office:value-type="currency" office:currency="USD" office:value="13.0342583951424">
            <text:p>$13,0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6.78654011999698">
            <text:p>$6,79</text:p>
          </table:table-cell>
          <table:table-cell table:formula="of:=[.H15]*(1+[.I16])" office:value-type="currency" office:currency="USD" office:value="8.46741649590144">
            <text:p>$8,47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3.95011228664766">
            <text:p>$3,9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5125114189217">
            <text:p>$16,51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8.98171213555756">
            <text:p>$8,98</text:p>
          </table:table-cell>
          <table:table-cell table:formula="of:=[.E16]*(1+[.F17])" office:value-type="currency" office:currency="USD" office:value="13.2949435630453">
            <text:p>$13,2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6.37997320036582">
            <text:p>$6,38</text:p>
          </table:table-cell>
          <table:table-cell table:formula="of:=[.H16]*(1+[.I17])" office:value-type="currency" office:currency="USD" office:value="8.63676482581947">
            <text:p>$8,64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3.66283139307328">
            <text:p>$3,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0078867614894">
            <text:p>$17,01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8.64594719591055">
            <text:p>$8,65</text:p>
          </table:table-cell>
          <table:table-cell table:formula="of:=[.E17]*(1+[.F18])" office:value-type="currency" office:currency="USD" office:value="13.5608424343062">
            <text:p>$13,56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5.99776282430704">
            <text:p>$6,00</text:p>
          </table:table-cell>
          <table:table-cell table:formula="of:=[.H17]*(1+[.I18])" office:value-type="currency" office:currency="USD" office:value="8.80950012233586">
            <text:p>$8,81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3.39644365539523">
            <text:p>$3,4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5.348063424914">
            <text:p>$115,35</text:p>
          </table:table-cell>
          <table:table-cell/>
          <table:table-cell table:style-name="ce7"/>
          <table:table-cell table:formula="of:=SUM([.G8:.G18])" office:value-type="currency" office:currency="USD" office:value="96.8951336616274">
            <text:p>$96,90</text:p>
          </table:table-cell>
          <table:table-cell/>
          <table:table-cell table:style-name="ce8"/>
          <table:table-cell table:formula="of:=SUM([.J8:.J18])" office:value-type="currency" office:currency="USD" office:value="63.505588283764">
            <text:p>$63,5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0.078867614894">
            <text:p>$170,08</text:p>
          </table:table-cell>
          <table:table-cell table:style-name="ce5"/>
          <table:table-cell table:formula="of:=[.B20]/(1+[.D2])^([.A18]+1/2)" office:value-type="currency" office:currency="USD" office:value="83.5835263664876">
            <text:p>$83,58</text:p>
          </table:table-cell>
          <table:table-cell table:formula="of:=[.E18]*[.D5]" office:value-type="currency" office:currency="USD" office:value="135.608424343062">
            <text:p>$135,61</text:p>
          </table:table-cell>
          <table:table-cell table:style-name="ce7"/>
          <table:table-cell table:formula="of:=[.E20]/(1+[.D3])^([.A18]+1/2)" office:value-type="currency" office:currency="USD" office:value="57.5803657145325">
            <text:p>$57,58</text:p>
          </table:table-cell>
          <table:table-cell table:formula="of:=[.H18]*[.D5]" office:value-type="currency" office:currency="USD" office:value="88.0950012233586">
            <text:p>$88,10</text:p>
          </table:table-cell>
          <table:table-cell table:style-name="ce8"/>
          <table:table-cell table:formula="of:=[.H20]/(1+[.D4])^([.A18]+1/2)" office:value-type="currency" office:currency="USD" office:value="32.383819618999">
            <text:p>$32,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06.03.2022</text:date>, <text:time>10:0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06T10:06:58.20</dc:date>
    <dc:creator>aaa </dc:creator>
    <meta:editing-duration>P2DT18H35M26S</meta:editing-duration>
    <meta:editing-cycles>48</meta:editing-cycles>
    <meta:generator>OpenOffice/4.1.5$Win32 OpenOffice.org_project/415m1$Build-9789</meta:generator>
    <meta:document-statistic meta:table-count="5" meta:cell-count="692" meta:object-count="0"/>
  </office:meta>
</office:document-meta>
</file>